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5e3c" officeooo:paragraph-rsid="001b5e3c"/>
    </style:style>
    <style:style style:name="P2" style:family="paragraph" style:parent-style-name="Standard">
      <style:text-properties fo:font-weight="bold" officeooo:rsid="001b5e3c" officeooo:paragraph-rsid="001b5e3c" style:font-weight-asian="bold" style:font-weight-complex="bold"/>
    </style:style>
    <style:style style:name="P3" style:family="paragraph" style:parent-style-name="Standard">
      <style:text-properties fo:font-weight="normal" officeooo:rsid="001b5e3c" officeooo:paragraph-rsid="001b5e3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ção</text:p>
      <text:p text:style-name="P1">function"nome da função"(parametro)</text:p>
      <text:p text:style-name="P1"/>
      <text:p text:style-name="P1"/>
      <text:p text:style-name="P2">matriz</text:p>
      <text:p text:style-name="P1">array de array</text:p>
      <text:p text:style-name="P1"/>
      <text:p text:style-name="P1">exemplo</text:p>
      <text:p text:style-name="P1">$produto = array(array("tv",2000),array("ps3",5000),...)</text:p>
      <text:p text:style-name="P1"/>
      <text:p text:style-name="P1">acessando elemento na matriz </text:p>
      <text:p text:style-name="P1">tv 2000</text:p>
      <text:p text:style-name="P1">ps4 2500</text:p>
      <text:p text:style-name="P1">dvd 200</text:p>
      <text:p text:style-name="P1">roteador 50</text:p>
      <text:p text:style-name="P1"/>
      <text:p text:style-name="P1">acesando por posição</text:p>
      <text:p text:style-name="P1">$x = $produto[3];</text:p>
      <text:p text:style-name="P1">$y = $produto[2][1];</text:p>
      <text:p text:style-name="P1"/>
      <text:p text:style-name="P1"/>
      <text:p text:style-name="P1"/>
      <text:p text:style-name="P2">Dicionario</text:p>
      <text:p text:style-name="P1">$produto = array(</text:p>
      <text:p text:style-name="P1"><text:tab/> <text:s text:c="2"/>array("TV" =&gt; 2000, "PS4" =&gt;2500, "DVD" =&gt; 200,)</text:p>
      <text:p text:style-name="P1"><text:tab/><text:tab/>);</text:p>
      <text:p text:style-name="P1"/>
      <text:p text:style-name="P1"/>
      <text:p text:style-name="P2">arquivos</text:p>
      <text:p text:style-name="P2"/>
      <text:p text:style-name="P3">função para abrir arquivos exemplo toda função começa com f que manipula arquivo</text:p>
      <text:p text:style-name="P3">$arquivo = fopen(“string com nome do arquivo”, 'r')</text:p>
      <text:p text:style-name="P3"/>
      <text:p text:style-name="P3">ler = 'r'</text:p>
      <text:p text:style-name="P3">escrever = 'w'</text:p>
      <text:p text:style-name="P3">escrever adicionando = 'a'</text:p>
      <text:p text:style-name="P3">feof($arquivo) o nome do arquivo vai como parametro e retorna true quando chega no fim do arquivo</text:p>
      <text:p text:style-name="P3"/>
      <text:p text:style-name="P3">exemplo</text:p>
      <text:p text:style-name="P3">while(!feof($arquivo){</text:p>
      <text:p text:style-name="P3"><text:tab/>echo fgets($arquivo);</text:p>
      <text:p text:style-name="P3"/>
      <text:p text:style-name="P3">}</text:p>
      <text:p text:style-name="P3">fclose($arquivo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2:17:52.507000000</meta:creation-date>
    <dc:date>2016-03-04T12:43:25.596000000</dc:date>
    <meta:editing-duration>PT10M23S</meta:editing-duration>
    <meta:editing-cycles>1</meta:editing-cycles>
    <meta:document-statistic meta:table-count="0" meta:image-count="0" meta:object-count="0" meta:page-count="1" meta:paragraph-count="30" meta:word-count="101" meta:character-count="679" meta:non-whitespace-character-count="600"/>
    <meta:generator>LibreOffice/5.0.4.2$Windows_x86 LibreOffice_project/2b9802c1994aa0b7dc6079e128979269cf95bc78</meta:generator>
  </office:meta>
</office:document-meta>
</file>